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3.189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tota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</table:table>
      <table:table table:name="C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b arcs</text:p>
          </table:table-cell>
          <table:table-cell office:value-type="string" calcext:value-type="string">
            <text:p>nb nœuds</text:p>
          </table:table-cell>
          <table:table-cell office:value-type="string" calcext:value-type="string">
            <text:p>nb composants</text:p>
          </table:table-cell>
          <table:table-cell office:value-type="string" calcext:value-type="string">
            <text:p>compléxitée cyclomatiqu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1]+[.B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3]+[.B4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6]*LOG([.B5];2)" office:value-type="float" office:value="199.652593131849" calcext:value-type="float">
            <text:p>199,6525931318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([.B1]/2)*([.B4]/[.B2])" office:value-type="float" office:value="29.25" calcext:value-type="float">
            <text:p>29,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8]*[.B7]" office:value-type="float" office:value="5839.83834910657" calcext:value-type="float">
            <text:p>5839,83834910657</text:p>
          </table:table-cell>
        </table:table-row>
        <table:table-row table:style-name="ro1">
          <table:table-cell office:value-type="string" calcext:value-type="string">
            <text:p>T(s)</text:p>
          </table:table-cell>
          <table:table-cell table:formula="of:=[.B9]/18" office:value-type="float" office:value="324.435463839254" calcext:value-type="float">
            <text:p>324,435463839254</text:p>
          </table:table-cell>
        </table:table-row>
        <table:table-row table:style-name="ro1">
          <table:table-cell office:value-type="string" calcext:value-type="string">
            <text:p><text:s/>Bugs (ect.)</text:p>
          </table:table-cell>
          <table:table-cell table:formula="of:=[.B7]/3000" office:value-type="float" office:value="0.0665508643772828" calcext:value-type="float">
            <text:p>0,0665508643772828</text:p>
          </table:table-cell>
        </table:table-row>
      </table:table>
      <table:table table:name="UF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Poids (Simple)</text:p>
          </table:table-cell>
          <table:table-cell office:value-type="string" calcext:value-type="string">
            <text:p>Poids (Moyen)</text:p>
          </table:table-cell>
          <table:table-cell office:value-type="string" calcext:value-type="string">
            <text:p>Poids (difficile)</text:p>
          </table:table-cell>
          <table:table-cell office:value-type="string" calcext:value-type="string">
            <text:p>Score (simple)</text:p>
          </table:table-cell>
          <table:table-cell office:value-type="string" calcext:value-type="string">
            <text:p>Score (Moyen)</text:p>
          </table:table-cell>
          <table:table-cell office:value-type="string" calcext:value-type="string">
            <text:p>Score (Difficile)</text:p>
          </table:table-cell>
          <table:table-cell office:value-type="string" calcext:value-type="string">
            <text:p>Total Pondéré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B2]*[.E2])+([.C2]*[.F2])+([.D2]*[.G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B3]*[.E3])+([.C3]*[.F3])+([.D3]*[.G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B4]*[.E4])+([.C4]*[.F4])+([.D4]*[.G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5]*[.E5])+([.C5]*[.F5])+([.D5]*[.G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B6]*[.E6])+([.C6]*[.F6])+([.D6]*[.G6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SUM([.H2];[.H3];[.H4];[.H5];[.H6])" office:value-type="float" office:value="160" calcext:value-type="float">
            <text:p>160</text:p>
          </table:table-cell>
        </table:table-row>
      </table:table>
      <table:table table:name="QuickSor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Poids (Simple)</text:p>
          </table:table-cell>
          <table:table-cell office:value-type="string" calcext:value-type="string">
            <text:p>Poids (Moyen)</text:p>
          </table:table-cell>
          <table:table-cell office:value-type="string" calcext:value-type="string">
            <text:p>Poids (difficile)</text:p>
          </table:table-cell>
          <table:table-cell office:value-type="string" calcext:value-type="string">
            <text:p>Score (simple)</text:p>
          </table:table-cell>
          <table:table-cell office:value-type="string" calcext:value-type="string">
            <text:p>Score (Moyen)</text:p>
          </table:table-cell>
          <table:table-cell office:value-type="string" calcext:value-type="string">
            <text:p>Score (Difficile)</text:p>
          </table:table-cell>
          <table:table-cell office:value-type="string" calcext:value-type="string">
            <text:p>Total Pondéré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2]*[.E2])+([.C2]*[.F2])+([.D2]*[.G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3]*[.E3])+([.C3]*[.F3])+([.D3]*[.G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B4]*[.E4])+([.C4]*[.F4])+([.D4]*[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5]*[.E5])+([.C5]*[.F5])+([.D5]*[.G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6]*[.E6])+([.C6]*[.F6])+([.D6]*[.G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SUM([.H2];[.H3];[.H4];[.H5];[.H6])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5:54:01.369004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44:55.702112000</meta:creation-date>
    <dc:date>2025-10-22T16:05:58.523097063</dc:date>
    <meta:editing-duration>PT1H14M19S</meta:editing-duration>
    <meta:editing-cycles>7</meta:editing-cycles>
    <meta:generator>LibreOffice/24.2.7.2$Linux_X86_64 LibreOffice_project/420$Build-2</meta:generator>
    <meta:document-statistic meta:table-count="5" meta:cell-count="132" meta:object-count="0"/>
  </office:meta>
</office:document-meta>
</file>